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0.891cm" style:rel-column-width="3433*"/>
    </style:style>
    <style:style style:name="Tableau1.B" style:family="table-column">
      <style:table-column-properties style:column-width="4.304cm" style:rel-column-width="16591*"/>
    </style:style>
    <style:style style:name="Tableau1.C" style:family="table-column">
      <style:table-column-properties style:column-width="11.806cm" style:rel-column-width="45511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23ab" officeooo:paragraph-rsid="000023ab"/>
    </style:style>
    <style:style style:name="P2" style:family="paragraph" style:parent-style-name="Standard">
      <style:text-properties officeooo:rsid="021c0676" officeooo:paragraph-rsid="000023ab"/>
    </style:style>
    <style:style style:name="P3" style:family="paragraph" style:parent-style-name="Standard">
      <style:text-properties officeooo:rsid="021c0676" officeooo:paragraph-rsid="00013a81"/>
    </style:style>
    <style:style style:name="P4" style:family="paragraph" style:parent-style-name="Standard">
      <style:text-properties officeooo:rsid="00013a81" officeooo:paragraph-rsid="00013a81"/>
    </style:style>
    <style:style style:name="P5" style:family="paragraph" style:parent-style-name="Standard">
      <style:text-properties officeooo:rsid="00032ddf" officeooo:paragraph-rsid="00032ddf"/>
    </style:style>
    <style:style style:name="P6" style:family="paragraph" style:parent-style-name="Standard">
      <style:text-properties officeooo:rsid="000576cb" officeooo:paragraph-rsid="000576cb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ddf" officeooo:paragraph-rsid="00032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6354" officeooo:paragraph-rsid="00046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8548" officeooo:paragraph-rsid="00048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0576cb" officeooo:paragraph-rsid="000576cb"/>
    </style:style>
    <style:style style:name="P13" style:family="paragraph" style:parent-style-name="Standard">
      <style:text-properties officeooo:rsid="0007aa52" officeooo:paragraph-rsid="0007aa52"/>
    </style:style>
    <style:style style:name="T1" style:family="text">
      <style:text-properties officeooo:rsid="00017ffe"/>
    </style:style>
    <style:style style:name="T2" style:family="text">
      <style:text-properties officeooo:rsid="0001ec78"/>
    </style:style>
    <style:style style:name="T3" style:family="text">
      <style:text-properties officeooo:rsid="00048548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Exercice 01 <text:span text:style-name="T1">(202209)</text:span>: <text:s/><text:span text:style-name="T2">AYOUBA Anrezki</text:span></text:p>
      <text:p text:style-name="P3"/>
      <text:p text:style-name="P2">Soit <draw:frame draw:style-name="fr2" draw:name="Object1" text:anchor-type="as-char" svg:y="-0.415cm" svg:width="1.251cm" svg:height="0.545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le nombre de chiffres nécessaire pour écrire tous les nombres de <draw:frame draw:style-name="fr2" draw:name="Object2" text:anchor-type="as-char" svg:y="-0.377cm" svg:width="0.411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à <draw:frame draw:style-name="fr2" draw:name="Object3" text:anchor-type="as-char" svg:y="-0.377cm" svg:width="0.564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2">Exemples : <draw:frame draw:style-name="fr2" draw:name="Object5" text:anchor-type="as-char" svg:y="-0.415cm" svg:width="1.713cm" svg:height="0.54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t <draw:frame draw:style-name="fr2" draw:name="Object6" text:anchor-type="as-char" svg:y="-0.415cm" svg:width="2.108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">Calculer <draw:frame draw:style-name="fr2" draw:name="Object4" text:anchor-type="as-char" svg:y="-0.415cm" svg:width="1.734cm" svg:height="0.545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"/>
      <text:p text:style-name="P2"/>
      <text:p text:style-name="P5"><text:span text:style-name="T3">Proposition d’a</text:span>lgorithme :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">N°</text:p>
          </table:table-cell>
          <table:table-cell table:style-name="Tableau1.A1" office:value-type="string">
            <text:p text:style-name="P9">Formules</text:p>
          </table:table-cell>
          <table:table-cell table:style-name="Tableau1.C1" office:value-type="string">
            <text:p text:style-name="P9">Remarques</text:p>
          </table:table-cell>
        </table:table-row>
        <table:table-row table:style-name="TableLine119076512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7"><draw:frame draw:style-name="fr2" draw:name="Objet1" text:anchor-type="as-char" svg:y="-0.377cm" svg:width="1.448cm" svg:height="0.531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C2" office:value-type="string">
            <text:p text:style-name="P9"><draw:frame draw:style-name="fr2" draw:name="Objet8" text:anchor-type="as-char" svg:y="-0.377cm" svg:width="0.448cm" svg:height="0.467cm" draw:z-index="7"><draw:object xlink:href="./Object 14" xlink:type="simple" xlink:show="embed" xlink:actuate="onLoad"/><draw:image xlink:href="./ObjectReplacements/Object 14" xlink:type="simple" xlink:show="embed" xlink:actuate="onLoad"/><svg:desc>formule</svg:desc></draw:frame>représente le nombre de chiffres pour écrire <draw:frame draw:style-name="fr2" draw:name="Objet9" text:anchor-type="as-char" svg:y="-0.377cm" svg:width="0.564cm" svg:height="0.467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</table:table-row>
        <table:table-row table:style-name="TableLine119078272">
          <table:table-cell table:style-name="Tableau1.A3" table:formula="ooow:&lt;A2&gt;+1" office:value-type="float" office:value="2">
            <text:p text:style-name="P8">2</text:p>
          </table:table-cell>
          <table:table-cell table:style-name="Tableau1.A2" office:value-type="string">
            <text:p text:style-name="P7"><draw:frame draw:style-name="fr2" draw:name="Objet2" text:anchor-type="as-char" svg:y="-0.437cm" svg:width="3.35cm" svg:height="0.591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1.C2" office:value-type="string">
            <text:p text:style-name="P7"/>
          </table:table-cell>
        </table:table-row>
        <table:table-row table:style-name="TableLine119079584">
          <table:table-cell table:style-name="Tableau1.A3" table:formula="ooow:&lt;A3&gt;+1" office:value-type="float" office:value="3">
            <text:p text:style-name="P8">3</text:p>
          </table:table-cell>
          <table:table-cell table:style-name="Tableau1.A2" office:value-type="string">
            <text:p text:style-name="P7"><draw:frame draw:style-name="fr2" draw:name="Objet3" text:anchor-type="as-char" svg:y="-0.377cm" svg:width="1.804cm" svg:height="0.531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1.C2" office:value-type="string">
            <text:p text:style-name="P10">Nombre de chiffres pour écrire tous les nombres à <draw:frame draw:style-name="fr2" draw:name="Objet10" text:anchor-type="as-char" svg:y="-0.377cm" svg:width="0.448cm" svg:height="0.467cm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chiffres</text:p>
          </table:table-cell>
        </table:table-row>
        <table:table-row table:style-name="TableLine119080976">
          <table:table-cell table:style-name="Tableau1.A3" table:formula="ooow:&lt;A4&gt;+1" office:value-type="float" office:value="4">
            <text:p text:style-name="P8">4</text:p>
          </table:table-cell>
          <table:table-cell table:style-name="Tableau1.A2" office:value-type="string">
            <text:p text:style-name="P7"><draw:frame draw:style-name="fr2" draw:name="Objet4" text:anchor-type="as-char" svg:y="-0.377cm" svg:width="2.768cm" svg:height="0.531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1.C2" office:value-type="string">
            <text:p text:style-name="P11">Il reste à compter <text:s/>de <draw:frame draw:style-name="fr2" draw:name="Objet11" text:anchor-type="as-char" svg:y="-0.377cm" svg:width="0.411cm" svg:height="0.467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à <draw:frame draw:style-name="fr2" draw:name="Objet12" text:anchor-type="as-char" svg:y="-0.377cm" svg:width="1.062cm" svg:height="0.531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</table:table-row>
        <table:table-row table:style-name="Tableau1.1">
          <table:table-cell table:style-name="Tableau1.A3" table:formula="ooow:&lt;A5&gt;+1" office:value-type="float" office:value="5">
            <text:p text:style-name="P8">5</text:p>
          </table:table-cell>
          <table:table-cell table:style-name="Tableau1.A2" office:value-type="string">
            <text:p text:style-name="P7"><text:span text:style-name="T3">Si </text:span><draw:frame draw:style-name="fr2" draw:name="Objet13" text:anchor-type="as-char" svg:y="-0.377cm" svg:width="1.655cm" svg:height="0.531cm" draw:z-index="15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C2" office:value-type="string">
            <text:p text:style-name="P11">Alors <draw:frame draw:style-name="fr2" draw:name="Objet6" text:anchor-type="as-char" svg:y="-0.415cm" svg:width="5.891cm" svg:height="0.568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  <table:table-row table:style-name="TableLine119084160">
          <table:table-cell table:style-name="Tableau1.A3" table:formula="ooow:&lt;A6&gt;+1" office:value-type="float" office:value="6">
            <text:p text:style-name="P8">6</text:p>
          </table:table-cell>
          <table:table-cell table:style-name="Tableau1.A2" office:value-type="string">
            <text:p text:style-name="P11">Sinon</text:p>
          </table:table-cell>
          <table:table-cell table:style-name="Tableau1.C2" office:value-type="string">
            <text:p text:style-name="P11"><draw:frame draw:style-name="fr2" draw:name="Objet14" text:anchor-type="as-char" svg:y="-0.377cm" svg:width="1.797cm" svg:height="0.531cm" draw:z-index="17"><draw:object xlink:href="./Object 20" xlink:type="simple" xlink:show="embed" xlink:actuate="onLoad"/><draw:image xlink:href="./ObjectReplacements/Object 20" xlink:type="simple" xlink:show="embed" xlink:actuate="onLoad"/><svg:desc>formule</svg:desc></draw:frame>, <draw:frame draw:style-name="fr2" draw:name="Objet15" text:anchor-type="as-char" svg:y="-0.377cm" svg:width="1.649cm" svg:height="0.467cm" draw:z-index="18"><draw:object xlink:href="./Object 21" xlink:type="simple" xlink:show="embed" xlink:actuate="onLoad"/><draw:image xlink:href="./ObjectReplacements/Object 21" xlink:type="simple" xlink:show="embed" xlink:actuate="onLoad"/><svg:desc>formule</svg:desc></draw:frame>et on revient à l’étape 1</text:p>
          </table:table-cell>
        </table:table-row>
      </table:table>
      <text:p text:style-name="P5"/>
      <text:p text:style-name="P6"/>
      <text:p text:style-name="P13">On trouvera <draw:frame draw:style-name="fr1" draw:name="Objet5" text:anchor-type="as-char" svg:y="-0.568cm" svg:width="3.754cm" svg:height="0.783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6"/>
      <text:p text:style-name="P6">Cet algorithme peut utiliser une fonction récursif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23ab" officeooo:paragraph-rsid="000023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0:29:28.821581551</meta:creation-date>
    <dc:date>2022-09-12T12:35:35.127793208</dc:date>
    <meta:editing-duration>PT27M14S</meta:editing-duration>
    <meta:editing-cycles>10</meta:editing-cycles>
    <meta:generator>LibreOffice/7.3.5.2$Linux_X86_64 LibreOffice_project/184fe81b8c8c30d8b5082578aee2fed2ea847c01</meta:generator>
    <meta:document-statistic meta:table-count="1" meta:image-count="0" meta:object-count="20" meta:page-count="1" meta:paragraph-count="27" meta:word-count="78" meta:character-count="417" meta:non-whitespace-character-count="354"/>
  </office:meta>
</office:document-meta>
</file>

<file path=Object 1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C(N)}</annotation>
  </semantics>
</math>
</file>

<file path=Object 10/content.xml><?xml version="1.0" encoding="utf-8"?>
<math xmlns="http://www.w3.org/1998/Math/MathML" display="block">
  <semantics>
    <mstyle mathvariant="bold">
      <mrow>
        <msub>
          <mi>N</mi>
          <mrow>
            <mi>n</mi>
            <mo stretchy="false">−</mo>
            <mn>1</mn>
          </mrow>
        </msub>
        <mo stretchy="false">=</mo>
        <mrow>
          <msub>
            <mi>N</mi>
            <mi>n</mi>
          </msub>
          <mo stretchy="false">−</mo>
          <msub>
            <mi>P</mi>
            <mi>n</mi>
          </msub>
        </mrow>
      </mrow>
    </mstyle>
    <annotation encoding="StarMath 5.0">bold {N_{n -1} = N_n - P_n}</annotation>
  </semantics>
</math>
</file>

<file path=Object 11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2021</mn>
            </mrow>
            <mo fence="true" form="postfix" stretchy="false">)</mo>
          </mrow>
          <mo stretchy="false">=</mo>
          <mn>6977</mn>
        </mrow>
      </mrow>
    </mstyle>
    <annotation encoding="StarMath 5.0">bold {C(2021) = 6977}</annotation>
  </semantics>
</math>
</file>

<file path=Object 12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=</mo>
          <mrow>
            <msub>
              <mi>U</mi>
              <mi>n</mi>
            </msub>
            <mo stretchy="false">+</mo>
            <msub>
              <mi>U</mi>
              <mrow>
                <mi>n</mi>
                <mo stretchy="false">−</mo>
                <mn>1</mn>
              </mrow>
            </msub>
            <mo stretchy="false">+</mo>
            <mtext> . . . </mtext>
            <mo stretchy="false">+</mo>
            <msub>
              <mi>U</mi>
              <mn>2</mn>
            </msub>
            <mo stretchy="false">+</mo>
            <msub>
              <mi>U</mi>
              <mn>1</mn>
            </msub>
          </mrow>
        </mrow>
      </mrow>
    </mstyle>
    <annotation encoding="StarMath 5.0">bold {C(N) = U_n + U_{n-1} + " . . . "+ U_2 + U_1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6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7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18/content.xml><?xml version="1.0" encoding="utf-8"?>
<math xmlns="http://www.w3.org/1998/Math/MathML" display="block">
  <semantics>
    <mstyle mathvariant="bold">
      <msub>
        <mi>N</mi>
        <mrow>
          <mi>n</mi>
          <mo stretchy="false">−</mo>
          <mn>1</mn>
        </mrow>
      </msub>
    </mstyle>
    <annotation encoding="StarMath 5.0">bold {N_{n -1}}</annotation>
  </semantics>
</math>
</file>

<file path=Object 19/content.xml><?xml version="1.0" encoding="utf-8"?>
<math xmlns="http://www.w3.org/1998/Math/MathML" display="block">
  <semantics>
    <mstyle mathvariant="bold">
      <mrow>
        <msub>
          <mi>N</mi>
          <mrow>
            <mi>n</mi>
            <mo stretchy="false">−</mo>
            <mn>1</mn>
          </mrow>
        </msub>
        <mo stretchy="false">=</mo>
        <mn>0</mn>
      </mrow>
    </mstyle>
    <annotation encoding="StarMath 5.0">bold {N_{n -1} = 0}</annotation>
  </semantics>
</math>
</file>

<file path=Object 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=</mo>
        <msub>
          <mi>N</mi>
          <mrow>
            <mi>n</mi>
            <mo stretchy="false">−</mo>
            <mn>1</mn>
          </mrow>
        </msub>
      </mrow>
    </mstyle>
    <annotation encoding="StarMath 5.0">bold {N = N_{n -1}}</annotation>
  </semantics>
</math>
</file>

<file path=Object 21/content.xml><?xml version="1.0" encoding="utf-8"?>
<math xmlns="http://www.w3.org/1998/Math/MathML" display="block">
  <semantics>
    <mstyle mathvariant="bold">
      <mrow>
        <mi>n</mi>
        <mo stretchy="false">=</mo>
        <mrow>
          <mi>n</mi>
          <mo stretchy="false">−</mo>
          <mn>1</mn>
        </mrow>
      </mrow>
    </mstyle>
    <annotation encoding="StarMath 5.0">bold {n = n -1}</annotation>
  </semantics>
</math>
</file>

<file path=Object 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4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9</mn>
            </mrow>
            <mo fence="true" form="postfix" stretchy="false">)</mo>
          </mrow>
          <mo stretchy="false">=</mo>
          <mn>9</mn>
        </mrow>
      </mrow>
    </mstyle>
    <annotation encoding="StarMath 5.0">bold {C(9)= 9}</annotation>
  </semantics>
</math>
</file>

<file path=Object 5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10</mn>
            </mrow>
            <mo fence="true" form="postfix" stretchy="false">)</mo>
          </mrow>
          <mo stretchy="false">=</mo>
          <mn>11</mn>
        </mrow>
      </mrow>
    </mstyle>
    <annotation encoding="StarMath 5.0">bold {C(10)= 11}</annotation>
  </semantics>
</math>
</file>

<file path=Object 6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n>2021</mn>
          </mrow>
          <mo fence="true" form="postfix" stretchy="false">)</mo>
        </mrow>
      </mrow>
    </mstyle>
    <annotation encoding="StarMath 5.0">bold {C(2021)}</annotation>
  </semantics>
</math>
</file>

<file path=Object 7/content.xml><?xml version="1.0" encoding="utf-8"?>
<math xmlns="http://www.w3.org/1998/Math/MathML" display="block">
  <semantics>
    <mstyle mathvariant="bold">
      <mrow>
        <msub>
          <mi>N</mi>
          <mi>n</mi>
        </msub>
        <mo stretchy="false">=</mo>
        <mi>N</mi>
      </mrow>
    </mstyle>
    <annotation encoding="StarMath 5.0">bold {N_n = N}</annotation>
  </semantics>
</math>
</file>

<file path=Object 8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sub>
            <mi>N</mi>
            <mi>n</mi>
          </msub>
          <mo stretchy="false">−</mo>
          <msup>
            <mn>10</mn>
            <mrow>
              <mi>n</mi>
              <mo stretchy="false">−</mo>
              <mn>1</mn>
            </mrow>
          </msup>
          <mo stretchy="false">+</mo>
          <mn>1</mn>
        </mrow>
      </mrow>
    </mstyle>
    <annotation encoding="StarMath 5.0">bold {P_n = N_n - 10^{n -1} + 1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